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4.0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3.821cm"/>
    </style:style>
    <style:style style:name="co17" style:family="table-column">
      <style:table-column-properties fo:break-before="auto" style:column-width="4.392cm"/>
    </style:style>
    <style:style style:name="co18" style:family="table-column">
      <style:table-column-properties fo:break-before="auto" style:column-width="4.256cm"/>
    </style:style>
    <style:style style:name="co19" style:family="table-column">
      <style:table-column-properties fo:break-before="auto" style:column-width="4.337cm"/>
    </style:style>
    <style:style style:name="co20" style:family="table-column">
      <style:table-column-properties fo:break-before="auto" style:column-width="4.202cm"/>
    </style:style>
    <style:style style:name="co21" style:family="table-column">
      <style:table-column-properties fo:break-before="auto" style:column-width="4.747cm"/>
    </style:style>
    <style:style style:name="co22" style:family="table-column">
      <style:table-column-properties fo:break-before="auto" style:column-width="4.611cm"/>
    </style:style>
    <style:style style:name="co23" style:family="table-column">
      <style:table-column-properties fo:break-before="auto" style:column-width="4.583cm"/>
    </style:style>
    <style:style style:name="co24" style:family="table-column">
      <style:table-column-properties fo:break-before="auto" style:column-width="4.447cm"/>
    </style:style>
    <style:style style:name="co25" style:family="table-column">
      <style:table-column-properties fo:break-before="auto" style:column-width="4.228cm"/>
    </style:style>
    <style:style style:name="co26" style:family="table-column">
      <style:table-column-properties fo:break-before="auto" style:column-width="4.092cm"/>
    </style:style>
    <style:style style:name="co27" style:family="table-column">
      <style:table-column-properties fo:break-before="auto" style:column-width="3.685cm"/>
    </style:style>
    <style:style style:name="co28" style:family="table-column">
      <style:table-column-properties fo:break-before="auto" style:column-width="3.711cm"/>
    </style:style>
    <style:style style:name="co29" style:family="table-column">
      <style:table-column-properties fo:break-before="auto" style:column-width="2.731cm"/>
    </style:style>
    <style:style style:name="co30" style:family="table-column">
      <style:table-column-properties fo:break-before="auto" style:column-width="2.48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1.887cm"/>
    </style:style>
    <style:style style:name="co33" style:family="table-column">
      <style:table-column-properties fo:break-before="auto" style:column-width="2.759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7" style:family="table-cell" style:parent-style-name="Default" style:data-style-name="N49"/>
    <style:style style:name="ce2" style:family="table-cell" style:parent-style-name="Default" style:data-style-name="N121"/>
    <style:style style:name="ce8" style:family="table-cell" style:parent-style-name="Default" style:data-style-name="N2"/>
    <style:style style:name="ce9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il_tw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8"/>
        <table:table-column table:style-name="co32" table:default-cell-style-name="ce8"/>
        <table:table-column table:style-name="co3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ypoxia</text:p>
          </table:table-cell>
          <table:table-cell office:value-type="string" calcext:value-type="string">
            <text:p>normoxia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frame_experiment_start</text:p>
          </table:table-cell>
          <table:table-cell office:value-type="string" calcext:value-type="string">
            <text:p>frame_experiment_end</text:p>
          </table:table-cell>
          <table:table-cell office:value-type="string" calcext:value-type="string">
            <text:p>frame_hypoxia_start</text:p>
          </table:table-cell>
          <table:table-cell office:value-type="string" calcext:value-type="string">
            <text:p>frame_hypoxia_end</text:p>
          </table:table-cell>
          <table:table-cell office:value-type="string" calcext:value-type="string">
            <text:p>frame_gastrulation</text:p>
          </table:table-cell>
          <table:table-cell office:value-type="string" calcext:value-type="string">
            <text:p>frame_cf_folding_start</text:p>
          </table:table-cell>
          <table:table-cell office:value-type="string" calcext:value-type="string">
            <text:p>frame_gb_extension_start</text:p>
          </table:table-cell>
          <table:table-cell office:value-type="string" calcext:value-type="string">
            <text:p>frame_gb_extension_end</text:p>
          </table:table-cell>
          <table:table-cell office:value-type="string" calcext:value-type="string">
            <text:p>frame_clypeolabrum_start</text:p>
          </table:table-cell>
          <table:table-cell office:value-type="string" calcext:value-type="string">
            <text:p>frame_gb_retraction_start</text:p>
          </table:table-cell>
          <table:table-cell office:value-type="string" calcext:value-type="string">
            <text:p>frame_gb_retraction_end</text:p>
          </table:table-cell>
          <table:table-cell office:value-type="string" calcext:value-type="string">
            <text:p>frame_head_involution_start</text:p>
          </table:table-cell>
          <table:table-cell office:value-type="string" calcext:value-type="string">
            <text:p>frame_head_involution_end</text:p>
          </table:table-cell>
          <table:table-cell office:value-type="string" calcext:value-type="string">
            <text:p>frame_dorsal_closure_start</text:p>
          </table:table-cell>
          <table:table-cell office:value-type="string" calcext:value-type="string">
            <text:p>frame_dorsal_closure_end</text:p>
          </table:table-cell>
          <table:table-cell office:value-type="string" calcext:value-type="string">
            <text:p>frame_gut_partition_start</text:p>
          </table:table-cell>
          <table:table-cell office:value-type="string" calcext:value-type="string">
            <text:p>frame_gut_partition_end</text:p>
          </table:table-cell>
          <table:table-cell office:value-type="string" calcext:value-type="string">
            <text:p>frame_twitching_start</text:p>
          </table:table-cell>
          <table:table-cell office:value-type="string" calcext:value-type="string">
            <text:p>frame_tracheae_start</text:p>
          </table:table-cell>
          <table:table-cell office:value-type="string" calcext:value-type="string">
            <text:p>frame_hatching</text:p>
          </table:table-cell>
          <table:table-cell office:value-type="string" calcext:value-type="string">
            <text:p>time_plucking</text:p>
          </table:table-cell>
          <table:table-cell office:value-type="string" calcext:value-type="string">
            <text:p>bad_embryo</text:p>
          </table:table-cell>
          <table:table-cell office:value-type="string" calcext:value-type="string">
            <text:p>bad_twins</text:p>
          </table:table-cell>
          <table:table-cell office:value-type="string" calcext:value-type="string">
            <text:p>cephalic_furrow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rame of hypoxia start was estimated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number-columns-repeated="8"/>
          <table:table-cell office:value-type="float" office:value="361" calcext:value-type="float">
            <text:p>361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3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4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8"/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oo early. Gastrulation happened during plucking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5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table:number-columns-repeated="8"/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6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7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table:number-columns-repeated="8"/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8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365" calcext:value-type="float">
            <text:p>36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rd to say if normal CF or EF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9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0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1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table:number-columns-repeated="8"/>
          <table:table-cell office:value-type="float" office:value="355" calcext:value-type="float">
            <text:p>35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2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n the limit of CF/EF?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3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4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and folding frame was estimated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5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6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7" calcext:value-type="float">
            <text:p>-7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and folding frame was estimated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7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8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8"/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and folding frame was estimated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9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0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1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367" calcext:value-type="float">
            <text:p>367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Hard to say if normal CF or EF because f</text:span>olding occurred during plucking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2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rd to see the membrane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3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17" calcext:value-type="float">
            <text:p>17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nly a single-sided twin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4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frame was estimated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number-columns-repeated="8"/>
          <table:table-cell office:value-type="float" office:value="437" calcext:value-type="float">
            <text:p>437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3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4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rd to see the hatching frame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5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table:number-columns-repeated="8"/>
          <table:table-cell office:value-type="float" office:value="411" calcext:value-type="float">
            <text:p>411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rely forms the CF, on the limit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6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table:number-columns-repeated="8"/>
          <table:table-cell office:value-type="float" office:value="390" calcext:value-type="float">
            <text:p>390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7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table:number-columns-repeated="8"/>
          <table:table-cell office:value-type="float" office:value="385" calcext:value-type="float">
            <text:p>38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8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9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table:number-columns-repeated="8"/>
          <table:table-cell office:value-type="float" office:value="392" calcext:value-type="float">
            <text:p>392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0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1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table:number-columns-repeated="8"/>
          <table:table-cell office:value-type="float" office:value="466" calcext:value-type="float">
            <text:p>466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2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table:number-columns-repeated="8"/>
          <table:table-cell office:value-type="float" office:value="439" calcext:value-type="float">
            <text:p>439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3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"/>
          <table:table-cell office:value-type="float" office:value="25" calcext:value-type="float">
            <text:p>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4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table:number-columns-repeated="8"/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5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6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7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8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"/>
          <table:table-cell office:value-type="float" office:value="25" calcext:value-type="float">
            <text:p>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9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0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"/>
          <table:table-cell office:value-type="float" office:value="25" calcext:value-type="float">
            <text:p>2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1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table:number-columns-repeated="8"/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2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3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rd to say if normal CF is happening or EF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4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5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49" calcext:value-type="float">
            <text:p>349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Apparently no CF, but during plucking time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3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336" calcext:value-type="float">
            <text:p>336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Right side twin was unffertilized and CF formed almost normally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4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office:value-type="float" office:value="202" calcext:value-type="float">
            <text:p>202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355" calcext:value-type="float">
            <text:p>355</text:p>
          </table:table-cell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Right side twin was dead and CF formed normally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5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331" calcext:value-type="float">
            <text:p>331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6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43" calcext:value-type="float">
            <text:p>343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7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12" calcext:value-type="float">
            <text:p>312</text:p>
          </table:table-cell>
          <table:table-cell office:value-type="float" office:value="362" calcext:value-type="float">
            <text:p>362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and gastrulation frames were estimated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8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  <table:table-cell office:value-type="float" office:value="208" calcext:value-type="float">
            <text:p>208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52" calcext:value-type="float">
            <text:p>352</text:p>
          </table:table-cell>
          <table:table-cell office:value-type="float" office:value="406" calcext:value-type="float">
            <text:p>406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during plucking, but apparently no CF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9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0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36" calcext:value-type="float">
            <text:p>336</text:p>
          </table:table-cell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1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354" calcext:value-type="float">
            <text:p>354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Apparently no CF, but during plucking time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2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167" calcext:value-type="float">
            <text:p>167</text:p>
          </table:table-cell>
          <table:table-cell office:value-type="float" office:value="185" calcext:value-type="float">
            <text:p>185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337" calcext:value-type="float">
            <text:p>337</text:p>
          </table:table-cell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3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325" calcext:value-type="float">
            <text:p>325</text:p>
          </table:table-cell>
          <table:table-cell office:value-type="float" office:value="377" calcext:value-type="float">
            <text:p>377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4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401" calcext:value-type="float">
            <text:p>40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tching frame is not clear because embryo moved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5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6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345" calcext:value-type="float">
            <text:p>345</text:p>
          </table:table-cell>
          <table:table-cell office:value-type="float" office:value="394" calcext:value-type="float">
            <text:p>394</text:p>
          </table:table-cell>
          <table:table-cell office:value-type="float" office:value="20" calcext:value-type="float">
            <text:p>2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Left side twin is unfertilized (CF was inhibited, though)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7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31" calcext:value-type="float">
            <text:p>331</text:p>
          </table:table-cell>
          <table:table-cell office:value-type="float" office:value="383" calcext:value-type="float">
            <text:p>383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8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343" calcext:value-type="float">
            <text:p>343</text:p>
          </table:table-cell>
          <table:table-cell office:value-type="float" office:value="396" calcext:value-type="float">
            <text:p>396</text:p>
          </table:table-cell>
          <table:table-cell office:value-type="float" office:value="20" calcext:value-type="float">
            <text:p>2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Right side twin is unfertilized (CF was inhibited, though)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9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37" calcext:value-type="float">
            <text:p>337</text:p>
          </table:table-cell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0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 Gastrulation was during plucking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1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323" calcext:value-type="float">
            <text:p>323</text:p>
          </table:table-cell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2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34" calcext:value-type="float">
            <text:p>334</text:p>
          </table:table-cell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3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325" calcext:value-type="float">
            <text:p>325</text:p>
          </table:table-cell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4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Apparently no CF, but it was during plucking time and the left twin is unfertilized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5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397" calcext:value-type="float">
            <text:p>397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48" calcext:value-type="float">
            <text:p>348</text:p>
          </table:table-cell>
          <table:table-cell office:value-type="float" office:value="416" calcext:value-type="float">
            <text:p>416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48" calcext:value-type="float">
            <text:p>348</text:p>
          </table:table-cell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3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4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6" calcext:value-type="float">
            <text:p>146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65" calcext:value-type="float">
            <text:p>365</text:p>
          </table:table-cell>
          <table:table-cell office:value-type="float" office:value="446" calcext:value-type="float">
            <text:p>446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5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341" calcext:value-type="float">
            <text:p>341</text:p>
          </table:table-cell>
          <table:table-cell office:value-type="float" office:value="415" calcext:value-type="float">
            <text:p>415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6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358" calcext:value-type="float">
            <text:p>358</text:p>
          </table:table-cell>
          <table:table-cell office:value-type="float" office:value="423" calcext:value-type="float">
            <text:p>423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7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34" calcext:value-type="float">
            <text:p>334</text:p>
          </table:table-cell>
          <table:table-cell office:value-type="float" office:value="393" calcext:value-type="float">
            <text:p>393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8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9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0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4" calcext:value-type="float">
            <text:p>354</text:p>
          </table:table-cell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1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36" calcext:value-type="float">
            <text:p>436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2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371" calcext:value-type="float">
            <text:p>371</text:p>
          </table:table-cell>
          <table:table-cell office:value-type="float" office:value="486" calcext:value-type="float">
            <text:p>486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3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340" calcext:value-type="float">
            <text:p>340</text:p>
          </table:table-cell>
          <table:table-cell office:value-type="float" office:value="397" calcext:value-type="float">
            <text:p>397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4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55" calcext:value-type="float">
            <text:p>355</text:p>
          </table:table-cell>
          <table:table-cell office:value-type="float" office:value="411" calcext:value-type="float">
            <text:p>411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5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47" calcext:value-type="float">
            <text:p>347</text:p>
          </table:table-cell>
          <table:table-cell office:value-type="float" office:value="402" calcext:value-type="float">
            <text:p>402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6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60" calcext:value-type="float">
            <text:p>360</text:p>
          </table:table-cell>
          <table:table-cell office:value-type="float" office:value="421" calcext:value-type="float">
            <text:p>421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7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338" calcext:value-type="float">
            <text:p>338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8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9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337" calcext:value-type="float">
            <text:p>337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0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52" calcext:value-type="float">
            <text:p>352</text:p>
          </table:table-cell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1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48" calcext:value-type="float">
            <text:p>348</text:p>
          </table:table-cell>
          <table:table-cell office:value-type="float" office:value="406" calcext:value-type="float">
            <text:p>406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2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3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349" calcext:value-type="float">
            <text:p>349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4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338" calcext:value-type="float">
            <text:p>338</text:p>
          </table:table-cell>
          <table:table-cell office:value-type="float" office:value="425" calcext:value-type="float">
            <text:p>425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5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335" calcext:value-type="float">
            <text:p>335</text:p>
          </table:table-cell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number-columns-repeated="8"/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frame was estimated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3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8"/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4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5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number-columns-repeated="8"/>
          <table:table-cell office:value-type="float" office:value="397" calcext:value-type="float">
            <text:p>397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6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8"/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7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8"/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8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9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8"/>
          <table:table-cell office:value-type="float" office:value="389" calcext:value-type="float">
            <text:p>389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0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1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8"/>
          <table:table-cell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2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3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4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5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8"/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6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8"/>
          <table:table-cell office:value-type="float" office:value="427" calcext:value-type="float">
            <text:p>427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7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8"/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8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mbryo tilted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9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8"/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0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table:number-columns-repeated="8"/>
          <table:table-cell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frame was estimated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1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2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3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8"/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frame was estimated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4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8"/>
          <table:table-cell office:value-type="float" office:value="391" calcext:value-type="float">
            <text:p>391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5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table:number-columns-repeated="8"/>
          <table:table-cell office:value-type="float" office:value="419" calcext:value-type="float">
            <text:p>419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8"/>
          <table:table-cell office:value-type="float" office:value="439" calcext:value-type="float">
            <text:p>439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3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8"/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4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tching frame is not clear because embryo moved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5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8"/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6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7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8"/>
          <table:table-cell office:value-type="float" office:value="429" calcext:value-type="float">
            <text:p>429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F delayed but almost forming normally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8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8"/>
          <table:table-cell office:value-type="float" office:value="431" calcext:value-type="float">
            <text:p>431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9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table:number-columns-repeated="8"/>
          <table:table-cell office:value-type="float" office:value="443" calcext:value-type="float">
            <text:p>44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F delayed but almost forming normally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0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8"/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F delayed but almost forming normally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1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8"/>
          <table:table-cell office:value-type="float" office:value="407" calcext:value-type="float">
            <text:p>407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2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8"/>
          <table:table-cell office:value-type="float" office:value="437" calcext:value-type="float">
            <text:p>437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3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4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5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8"/>
          <table:table-cell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frame was estimated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6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8"/>
          <table:table-cell office:value-type="float" office:value="409" calcext:value-type="float">
            <text:p>409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7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8"/>
          <table:table-cell office:value-type="float" office:value="429" calcext:value-type="float">
            <text:p>429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8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8"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9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8"/>
          <table:table-cell office:value-type="float" office:value="431" calcext:value-type="float">
            <text:p>431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0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8"/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1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8"/>
          <table:table-cell office:value-type="float" office:value="437" calcext:value-type="float">
            <text:p>437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2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3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4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number-columns-repeated="8"/>
          <table:table-cell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 table:number-rows-repeated="1048426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ia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€</number:currency-symbol>
      <style:map style:condition="value()&gt;=0" style:apply-style-name="N119P0"/>
    </number:currency-style>
    <number:number-style style:name="N12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7:05:45.213804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2T17:03:06.452635349</dc:date>
    <dc:creator>Bruno Vellutini</dc:creator>
    <meta:editing-duration>P4DT11H45M6S</meta:editing-duration>
    <meta:editing-cycles>283</meta:editing-cycles>
    <meta:generator>LibreOffice/24.8.0.3$Linux_X86_64 LibreOffice_project/0bdf1299c94fe897b119f97f3c613e9dca6be583</meta:generator>
    <meta:document-statistic meta:table-count="1" meta:cell-count="4227" meta:object-count="0"/>
  </office:meta>
</office:document-meta>
</file>